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# On SSH:</text:p>
      <text:p text:style-name="Standard"><text:s text:c="2"/>mkdir -p ~/.kaggle</text:p>
      <text:p text:style-name="Standard"><text:s text:c="2"/>chmod 700 ~/.kaggle</text:p>
      <text:p text:style-name="Standard"/>
      <text:p text:style-name="Standard"><text:s text:c="2"/># Upload kaggle.json (from your laptop):</text:p>
      <text:p text:style-name="Standard"><text:s text:c="2"/>scp kaggle.json ubuntu@your-server:~/.kaggle/</text:p>
      <text:p text:style-name="Standard"/>
      <text:p text:style-name="Standard"><text:s text:c="2"/># Set permissions:</text:p>
      <text:p text:style-name="Standard"><text:s text:c="2"/>chmod 600 ~/.kaggle/kaggle.json</text:p>
      <text:p text:style-name="Standard"/>
      <text:p text:style-name="Standard"><text:s text:c="2"/>2. Download Mapillary (30-60 minutes)</text:p>
      <text:p text:style-name="Standard"/>
      <text:p text:style-name="Standard"><text:s text:c="2"/>cd ~/Natix_miner/streetvision_cascade</text:p>
      <text:p text:style-name="Standard"/>
      <text:p text:style-name="Standard"><text:s text:c="2"/># Make executable</text:p>
      <text:p text:style-name="Standard"><text:s text:c="2"/>chmod +x download_mapillary_kaggle.sh</text:p>
      <text:p text:style-name="Standard"/>
      <text:p text:style-name="Standard"><text:s text:c="2"/># Download (21GB)</text:p>
      <text:p text:style-name="Standard"><text:s text:c="2"/>./download_mapillary_kaggle.sh</text:p>
      <text:p text:style-name="Standard"/>
      <text:p text:style-name="Standard"><text:s text:c="2"/>3. Filter Dataset (15-30 minutes)</text:p>
      <text:p text:style-name="Standard"/>
      <text:p text:style-name="Standard"><text:s text:c="2"/># Install dependencies</text:p>
      <text:p text:style-name="Standard"><text:s text:c="2"/>pip install datasets Pillow numpy tqdm</text:p>
      <text:p text:style-name="Standard"/>
      <text:p text:style-name="Standard"><text:s text:c="2"/># Run smart filtering</text:p>
      <text:p text:style-name="Standard"><text:s text:c="2"/>python3 filter_datasets_smart.py</text:p>
      <text:p text:style-name="Standard"/>
      <text:p text:style-name="Standard"><text:s text:c="2"/>This will create data/filtered_combined/ with:</text:p>
      <text:p text:style-name="Standard"><text:s text:c="2"/>- 50/50 balanced roadwork vs no-roadwork</text:p>
      <text:p text:style-name="Standard"><text:s text:c="2"/>- ~15,000 high-quality samples</text:p>
      <text:p text:style-name="Standard"><text:s text:c="2"/>- Hard negatives (normal roads) to prevent overfitting</text:p>
      <text:p text:style-name="Standard"/>
      <text:p text:style-name="Standard"><text:s text:c="2"/>4. Train with Balanced Dataset</text:p>
      <text:p text:style-name="Standard"/>
      <text:p text:style-name="Standard"><text:s text:c="2"/>python3 train_stage1_v2.py --mode train --epochs 15 \</text:p>
      <text:p text:style-name="Standard"><text:s text:c="6"/>--train_image_dir data/filtered_combined/train \</text:p>
      <text:p text:style-name="Standard"><text:s text:c="6"/>--train_labels_file data/filtered_combined/train_labels.csv \</text:p>
      <text:p text:style-name="Standard"><text:s text:c="6"/>--val_image_dir data/filtered_combined/val \</text:p>
      <text:p text:style-name="Standard"><text:s text:c="6"/>--val_labels_file data/filtered_combined/val_labels.csv</text:p>
      <text:p text:style-name="Standard"/>
      <text:p text:style-name="Standard"><text:s text:c="2"/>Expected Results</text:p>
      <text:p text:style-name="Standard"/>
      <text:p text:style-name="Standard"><text:s text:c="2"/>Before (current):</text:p>
      <text:p text:style-name="Standard"><text:s text:c="2"/>- Train: 94.68%, Val: 69.54% ❌ (25% overfitting)</text:p>
      <text:p text:style-name="Standard"><text:s text:c="2"/>- ECE: 0.2690 (poor calibration)</text:p>
      <text:p text:style-name="Standard"><text:s text:c="2"/>- Exit@0.88: 0.0% (no confidence)</text:p>
      <text:p text:style-name="Standard"/>
      <text:p text:style-name="Standard"><text:s text:c="2"/>After (with balanced dataset):</text:p>
      <text:p text:style-name="Standard"><text:soft-page-break/><text:s text:c="2"/>- Train: 90-92%, Val: 88-92% ✅ (healthy generalization)</text:p>
      <text:p text:style-name="Standard"><text:s text:c="2"/>- ECE: 0.05-0.10 (excellent calibration)</text:p>
      <text:p text:style-name="Standard"><text:s text:c="2"/>- Exit@0.88: 40-60% (confident predictions)</text:p>
      <text:p text:style-name="Standard"/>
      <text:p text:style-name="Standard"><text:s text:c="2"/>Why This Works</text:p>
      <text:p text:style-name="Standard"/>
      <text:p text:style-name="Standard"><text:s text:c="2"/>1. Hard negatives prevent "road = roadwork" memorization</text:p>
      <text:p text:style-name="Standard"><text:s text:c="2"/>2. 50/50 balance matches validator design (when they re-enable random labels)</text:p>
      <text:p text:style-name="Standard"><text:s text:c="2"/>3. Mapillary quality provides diverse, real-world scenarios</text:p>
      <text:p text:style-name="Standard"><text:s text:c="2"/>4. NATIX consistency keeps validator-aligned data in the mix</text:p>
      <text:p text:style-name="Standard"/>
      <text:p text:style-name="Standard"><text:s text:c="2"/>All scripts are ready in /home/sina/projects/miner_b/streetvision_cascade/. Check SIMPLE_DOWNLOAD_GUIDE.md for detailed instructions.</text:p>
      <text:p text:style-name="Standard"/>
      <text:p text:style-name="Standard"><text:s text:c="2"/>Ready to start with Step 1 (Kaggle API setup)?</text:p>
      <text:p text:style-name="Standard"/>
      <text:p text:style-name="Standard">&gt; ok beside the dataset and etc what is you analisi on the validator and </text:p>
      <text:p text:style-name="Standard">miner ins natix based on thier code what pick we have the wandb you can see </text:p>
      <text:p text:style-name="Standard">accuresy and see all the code and etc <text:s/>and etc i show this to and look : </text:p>
      <text:p text:style-name="Standard">https://wandb.ai/natix_network_org/natix-subnet?nw=nwuser0xtonytangm <text:s/>As </text:p>
      <text:p text:style-name="Standard">time progresses beyond this period, the reward factor </text:p>
      <text:p text:style-name="Standard">decays to zero, incentivizing continuous improvement and re-submission of </text:p>
      <text:p text:style-name="Standard">models. also @phase0_testnet/streetvision-subnet/natix/validator </text:p>
      <text:p text:style-name="Standard">https://github.com/natixnetwork/streetvision-subnet/pull/169/files see the </text:p>
      <text:p text:style-name="Standard">@validator/ under @phase0_testnet/streetvision-subnet/natix/validator and </text:p>
      <text:p text:style-name="Standard">etc <text:s/>https://github.com/natixnetwork/streetvision-subnet/pull/173/files#diff</text:p>
      <text:p text:style-name="Standard">-a95532693363cec202bc6b6fae0580910ea20520a380f86797976594de755f32 they dont </text:p>
      <text:p text:style-name="Standard">update the codebase well and if i have more miner and good data i get get </text:p>
      <text:p text:style-name="Standard">all i think look this issue is basec and thet dont code yet </text:p>
      <text:p text:style-name="Standard">https://github.com/natixnetwork/streetvision-subnet/issues/180 see the </text:p>
      <text:p text:style-name="Standard">https://github.com/natixnetwork/streetvision-subnet/tree/main/neurons please</text:p>
      <text:p text:style-name="Standard"><text:s/>and the https://github.com/natixnetwork/streetvision-subnet/tree/main/natix</text:p>
      <text:p text:style-name="Standard">/validator https://github.com/natixnetwork/streetvision-subnet/tree/main/nat</text:p>
      <text:p text:style-name="Standard">ix/validator </text:p>
      <text:p text:style-name="Standard"/>
      <text:p text:style-name="Standard">● Fetch(https://wandb.ai/natix_network_org/natix-subnet?nw=nwuser0xtonytangm)</text:p>
      <text:p text:style-name="Standard"><text:s text:c="2"/>⎿  Received 3.8KB (200 OK)</text:p>
      <text:p text:style-name="Standard"/>
      <text:p text:style-name="Standard">● Fetch(https://github.com/natixnetwork/streetvision-subnet/pull/169/files)</text:p>
      <text:p text:style-name="Standard"><text:s text:c="2"/>⎿  Received 383.3KB (200 OK)</text:p>
      <text:p text:style-name="Standard"/>
      <text:p text:style-name="Standard">● Fetch(https://github.com/natixnetwork/streetvision-subnet/pull/173/files)</text:p>
      <text:p text:style-name="Standard"><text:s text:c="2"/>⎿  Received 581.8KB (200 OK)</text:p>
      <text:p text:style-name="Standard"/>
      <text:p text:style-name="Standard">● Fetch(https://github.com/natixnetwork/streetvision-subnet/issues/180)</text:p>
      <text:p text:style-name="Standard"><text:s text:c="2"/>⎿  Received 229.7KB (200 OK)</text:p>
      <text:p text:style-name="Standard"/>
      <text:p text:style-name="Standard">● Read(phase0_testnet/streetvision-subnet/natix/validator/reward.py)</text:p>
      <text:p text:style-name="Standard"><text:s text:c="2"/>⎿  Read 108 lines</text:p>
      <text:p text:style-name="Standard"><text:soft-page-break/></text:p>
      <text:p text:style-name="Standard">● Read(phase0_testnet/streetvision-subnet/natix/validator/miner_performance_trac</text:p>
      <text:p text:style-name="Standard"><text:s text:c="6"/>ker.py)</text:p>
      <text:p text:style-name="Standard"><text:s text:c="2"/>⎿  Read 107 lines</text:p>
      <text:p text:style-name="Standard"/>
      <text:p text:style-name="Standard">● Read(phase0_testnet/streetvision-subnet/natix/validator/verify_models.py)</text:p>
      <text:p text:style-name="Standard"><text:s text:c="2"/>⎿  Read 56 lines</text:p>
      <text:p text:style-name="Standard"/>
      <text:p text:style-name="Standard">● Bash(ls</text:p>
      <text:p text:style-name="Standard"><text:s text:c="6"/>/home/sina/projects/miner_b/phase0_testnet/streetvision-subnet/neurons)</text:p>
      <text:p text:style-name="Standard"><text:s text:c="2"/>⎿  __init__.py <text:s text:c="17"/></text:p>
      <text:p text:style-name="Standard"><text:s text:c="5"/>miner.py</text:p>
      <text:p text:style-name="Standard"><text:s text:c="5"/>__pycache__</text:p>
      <text:p text:style-name="Standard"><text:s text:c="5"/>… +4 lines (ctrl+o to expand)</text:p>
      <text:p text:style-name="Standard"/>
      <text:p text:style-name="Standard">● Read(phase0_testnet/streetvision-subnet/neurons/miner.py)</text:p>
      <text:p text:style-name="Standard"><text:s text:c="2"/>⎿  Read 125 lines</text:p>
      <text:p text:style-name="Standard"/>
      <text:p text:style-name="Standard">● Read(phase0_testnet/streetvision-subnet/natix/validator/config.py)</text:p>
      <text:p text:style-name="Standard"><text:s text:c="2"/>⎿  Read 159 lines</text:p>
      <text:p text:style-name="Standard"/>
      <text:p text:style-name="Standard">● Bash(find /home/sina/projects/miner_b/phase0_testnet/streetvision-subnet -name</text:p>
      <text:p text:style-name="Standard"><text:s text:c="7"/>"registry.py" -o -name "detectors.py" | head -5)</text:p>
      <text:p text:style-name="Standard"><text:s text:c="2"/>⎿ /home/sina/projects/miner_b/phase0_testnet/streetvision-subnet/base_min</text:p>
      <text:p text:style-name="Standard"><text:s text:c="4"/>er/registry.py</text:p>
      <text:p text:style-name="Standard"/>
      <text:p text:style-name="Standard"/>
      <text:p text:style-name="Standard">● Read(phase0_testnet/streetvision-subnet/base_miner/registry.py)</text:p>
      <text:p text:style-name="Standard"><text:s text:c="2"/>⎿  Read 24 lines</text:p>
      <text:p text:style-name="Standard"/>
      <text:p text:style-name="Standard">● Bash(ls</text:p>
      <text:p text:style-name="Standard"><text:s text:c="6"/>/home/sina/projects/miner_b/phase0_testnet/streetvision-subnet/base_miner)</text:p>
      <text:p text:style-name="Standard"><text:s text:c="2"/>⎿  config.py <text:s text:c="19"/></text:p>
      <text:p text:style-name="Standard"><text:s text:c="5"/>datasets</text:p>
      <text:p text:style-name="Standard"><text:s text:c="5"/>detectors</text:p>
      <text:p text:style-name="Standard"><text:s text:c="5"/>… +5 lines (ctrl+o to expand)</text:p>
      <text:p text:style-name="Standard"/>
      <text:p text:style-name="Standard">● Bash(ls /home/sina/projects/miner_b/phase0_testnet/streetvision-subnet/base_mi</text:p>
      <text:p text:style-name="Standard"><text:s text:c="6"/>ner/detectors)</text:p>
      <text:p text:style-name="Standard"><text:s text:c="2"/>⎿  configs <text:s text:c="21"/></text:p>
      <text:p text:style-name="Standard"><text:s text:c="5"/>feature_detector.py</text:p>
      <text:p text:style-name="Standard"><text:s text:c="5"/>__init__.py</text:p>
      <text:p text:style-name="Standard"><text:s text:c="5"/>… +3 lines (ctrl+o to expand)</text:p>
      <text:p text:style-name="Standard"/>
      <text:p text:style-name="Standard">● Read(phase0_testnet/streetvision-subnet/base_miner/detectors/roadwork_detector</text:p>
      <text:p text:style-name="Standard"><text:s text:c="6"/>.py)</text:p>
      <text:p text:style-name="Standard"><text:s text:c="2"/>⎿  Read 75 lines</text:p>
      <text:p text:style-name="Standard"/>
      <text:p text:style-name="Standard">● Bash(ls /home/sina/projects/miner_b/phase0_testnet/streetvision-subnet/base_mi</text:p>
      <text:p text:style-name="Standard"><text:soft-page-break/><text:s text:c="6"/>ner/detectors/configs)</text:p>
      <text:p text:style-name="Standard"><text:s text:c="2"/>⎿  constants.py <text:s text:c="4"/></text:p>
      <text:p text:style-name="Standard"><text:s text:c="5"/>__pycache__</text:p>
      <text:p text:style-name="Standard"><text:s text:c="5"/>roadwork.yaml</text:p>
      <text:p text:style-name="Standard"><text:s text:c="5"/>ViT_roadwork.yaml</text:p>
      <text:p text:style-name="Standard"/>
      <text:p text:style-name="Standard">● Read(phase0_testnet/streetvision-subnet/base_miner/detectors/configs/roadwork.</text:p>
      <text:p text:style-name="Standard"><text:s text:c="6"/>yaml)</text:p>
      <text:p text:style-name="Standard"><text:s text:c="2"/>⎿  Read 7 lines</text:p>
      <text:p text:style-name="Standard"/>
      <text:p text:style-name="Standard">● Read(phase0_testnet/streetvision-subnet/base_miner/detectors/configs/ViT_roadw</text:p>
      <text:p text:style-name="Standard"><text:s text:c="6"/>ork.yaml)</text:p>
      <text:p text:style-name="Standard"><text:s text:c="2"/>⎿  Read 4 lines</text:p>
      <text:p text:style-name="Standard"/>
      <text:p text:style-name="Standard">● Fetch(https://huggingface.co/natix-network-org/roadwork)</text:p>
      <text:p text:style-name="Standard"><text:s text:c="2"/>⎿  Received 136.5KB (200 OK)</text:p>
      <text:p text:style-name="Standard"/>
      <text:p text:style-name="Standard">● 🔍 COMPLETE NATIX SUBNET 72 ANALYSIS (Dec 2025)</text:p>
      <text:p text:style-name="Standard"/>
      <text:p text:style-name="Standard"><text:s text:c="2"/>Based on my deep dive into the codebase, GitHub issues, and HuggingFace repo, here's what you need to know:</text:p>
      <text:p text:style-name="Standard"/>
      <text:p text:style-name="Standard"><text:s text:c="2"/>---</text:p>
      <text:p text:style-name="Standard"><text:s text:c="2"/>💰 REWARD SYSTEM MECHANICS (Critical Understanding)</text:p>
      <text:p text:style-name="Standard"/>
      <text:p text:style-name="Standard"><text:s text:c="2"/>How Rewards Are Calculated (reward.py:87):</text:p>
      <text:p text:style-name="Standard"/>
      <text:p text:style-name="Standard"><text:s text:c="2"/>reward = 0.5 * metrics_100["mcc"] + 0.5 * metrics_10["accuracy"]</text:p>
      <text:p text:style-name="Standard"><text:s text:c="2"/>reward *= compute_penalty(pred_prob) <text:s/># 0.0 if pred outside [0,1]</text:p>
      <text:p text:style-name="Standard"><text:s text:c="2"/>reward = reward ** REWARD_CURVE_EXPONENT <text:s/># 3.0 exponent!</text:p>
      <text:p text:style-name="Standard"/>
      <text:p text:style-name="Standard"><text:s text:c="2"/>Key Formula Breakdown:</text:p>
      <text:p text:style-name="Standard"><text:s text:c="2"/>- 50% weight: MCC (Matthews Correlation Coefficient) over last 100 predictions</text:p>
      <text:p text:style-name="Standard"><text:s text:c="2"/>- 50% weight: Accuracy over last 10 predictions</text:p>
      <text:p text:style-name="Standard"><text:s text:c="2"/>- Penalty: Instant 0.0 reward if prediction outside [0.0, 1.0]</text:p>
      <text:p text:style-name="Standard"><text:s text:c="2"/>- CRITICAL: REWARD_CURVE_EXPONENT = 3.0 means rewards are CUBED!</text:p>
      <text:p text:style-name="Standard"/>
      <text:p text:style-name="Standard"><text:s text:c="2"/>What This Means:</text:p>
      <text:p text:style-name="Standard"><text:s text:c="2"/>90% base reward → 0.9^3 = 0.729 (72.9% actual reward) ✅</text:p>
      <text:p text:style-name="Standard"><text:s text:c="2"/>85% base reward → 0.85^3 = 0.614 (61.4% actual reward) ⚠️</text:p>
      <text:p text:style-name="Standard"><text:s text:c="2"/>80% base reward → 0.8^3 = 0.512 (51.2% actual reward) ❌</text:p>
      <text:p text:style-name="Standard"><text:s text:c="2"/>70% base reward → 0.7^3 = 0.343 (34.3% actual reward) 💀</text:p>
      <text:p text:style-name="Standard"/>
      <text:p text:style-name="Standard"><text:s text:c="2"/>YOU MUST GET 88-92%+ ACCURACY - below 85%, your rewards collapse due to cubic penalty!</text:p>
      <text:p text:style-name="Standard"/>
      <text:p text:style-name="Standard"><text:s text:c="2"/>---</text:p>
      <text:p text:style-name="Standard"><text:s text:c="2"/>🎯 VALIDATOR TESTING STRATEGY</text:p>
      <text:p text:style-name="Standard"/>
      <text:p text:style-name="Standard"><text:s text:c="2"/>Challenge Distribution (forward.py:136-152):</text:p>
      <text:p text:style-name="Standard"><text:soft-page-break/></text:p>
      <text:p text:style-name="Standard"><text:s text:c="2"/>1. 50% Synthetic Images (fake_prob=0.5):</text:p>
      <text:p text:style-name="Standard"><text:s text:c="4"/>- Image-to-image (i2i) generated</text:p>
      <text:p text:style-name="Standard"><text:s text:c="4"/>- Text-to-image (t2i) generated</text:p>
      <text:p text:style-name="Standard"><text:s text:c="4"/>- Uses Stable Diffusion XL models</text:p>
      <text:p text:style-name="Standard"><text:s text:c="4"/>- Negative prompts to avoid "cartoon, anime, cgi" look</text:p>
      <text:p text:style-name="Standard"><text:s text:c="2"/>2. 50% Real Images:</text:p>
      <text:p text:style-name="Standard"><text:s text:c="4"/>- From media_cache["Roadwork"]</text:p>
      <text:p text:style-name="Standard"><text:s text:c="4"/>- Downloaded from natix-network-org/roadwork HuggingFace dataset</text:p>
      <text:p text:style-name="Standard"><text:s text:c="4"/>- 6,251 train + 2,298 test samples (you already have this!)</text:p>
      <text:p text:style-name="Standard"><text:s text:c="2"/>3. Current Label Bug (forward.py:138):</text:p>
      <text:p text:style-name="Standard"><text:s text:c="4"/>- Line 138: label = 1 - ALL test images are roadwork!</text:p>
      <text:p text:style-name="Standard"><text:s text:c="4"/>- Line 139 (commented): label = np.random.choice([0, 1]) - designed for random labels</text:p>
      <text:p text:style-name="Standard"><text:s text:c="4"/>- They will fix this - when they do, you MUST handle negatives!</text:p>
      <text:p text:style-name="Standard"/>
      <text:p text:style-name="Standard"><text:s text:c="2"/>Performance Tracking (miner_performance_tracker.py):</text:p>
      <text:p text:style-name="Standard"/>
      <text:p text:style-name="Standard"><text:s text:c="2"/>- Last 100 predictions: Used for MCC calculation</text:p>
      <text:p text:style-name="Standard"><text:s text:c="2"/>- Last 10 predictions: Used for short-term accuracy</text:p>
      <text:p text:style-name="Standard"><text:s text:c="2"/>- Metrics computed: Accuracy, Precision, Recall, F1, MCC, AUC</text:p>
      <text:p text:style-name="Standard"/>
      <text:p text:style-name="Standard"><text:s text:c="2"/>Why MCC Matters:</text:p>
      <text:p text:style-name="Standard"><text:s text:c="2"/>- MCC is BEST metric for imbalanced datasets</text:p>
      <text:p text:style-name="Standard"><text:s text:c="2"/>- Ranges -1 to +1 (0 = random guessing)</text:p>
      <text:p text:style-name="Standard"><text:s text:c="2"/>- Currently you'd get ~0 MCC if you predict all 1s (since test is all 1s)</text:p>
      <text:p text:style-name="Standard"><text:s text:c="2"/>- When they fix the label bug, MCC will punish models that can't handle negatives!</text:p>
      <text:p text:style-name="Standard"/>
      <text:p text:style-name="Standard"><text:s text:c="2"/>---</text:p>
      <text:p text:style-name="Standard"><text:s text:c="2"/>🚨 GITHUB ISSUES &amp; CODEBASE GAPS</text:p>
      <text:p text:style-name="Standard"/>
      <text:p text:style-name="Standard"><text:s text:c="2"/>Issue #180: "Winner-Take-All" NOT IMPLEMENTED YET ✅</text:p>
      <text:p text:style-name="Standard"/>
      <text:p text:style-name="Standard"><text:s text:c="2"/>- Proposed: Top miners get all rewards</text:p>
      <text:p text:style-name="Standard"><text:s text:c="2"/>- Status: NOT CODED - still using distributed rewards</text:p>
      <text:p text:style-name="Standard"><text:s text:c="2"/>- Impact on You: You have time to get competitive before this changes!</text:p>
      <text:p text:style-name="Standard"/>
      <text:p text:style-name="Standard"><text:s text:c="2"/>PR #169: Dynamic Task Types (Implemented)</text:p>
      <text:p text:style-name="Standard"/>
      <text:p text:style-name="Standard"><text:s text:c="2"/>- Validators can now fetch task types from server</text:p>
      <text:p text:style-name="Standard"><text:s text:c="2"/>- Currently only "Roadwork" (ID: 1)</text:p>
      <text:p text:style-name="Standard"><text:s text:c="2"/>- Future: May add "Traffic Signs", "Potholes", etc.</text:p>
      <text:p text:style-name="Standard"><text:s text:c="2"/>- Your model needs to be retrained if they add new tasks</text:p>
      <text:p text:style-name="Standard"/>
      <text:p text:style-name="Standard"><text:s text:c="2"/>PR #173: Task-Specific Synthetic Data (Implemented)</text:p>
      <text:p text:style-name="Standard"/>
      <text:p text:style-name="Standard"><text:s text:c="2"/>- Synthetic data generation now supports multiple task types</text:p>
      <text:p text:style-name="Standard"><text:s text:c="2"/>- Prompts are task-specific</text:p>
      <text:p text:style-name="Standard"><text:s text:c="2"/>- Impact: Synthetic images will be higher quality and more diverse</text:p>
      <text:p text:style-name="Standard"/>
      <text:p text:style-name="Standard"><text:soft-page-break/><text:s text:c="2"/>---</text:p>
      <text:p text:style-name="Standard"><text:s text:c="2"/>📊 COMPETITION LANDSCAPE (HUGE OPPORTUNITY!)</text:p>
      <text:p text:style-name="Standard"/>
      <text:p text:style-name="Standard"><text:s text:c="2"/>From HuggingFace natix-network-org/roadwork:</text:p>
      <text:p text:style-name="Standard"/>
      <text:p text:style-name="Standard"><text:s text:c="2"/>- Model downloads last month: Only 67 downloads 🎯</text:p>
      <text:p text:style-name="Standard"><text:s text:c="2"/>- Model size: 85.8M params (ViT)</text:p>
      <text:p text:style-name="Standard"><text:s text:c="2"/>- Model card: Mostly empty ("[More Information Needed]")</text:p>
      <text:p text:style-name="Standard"><text:s text:c="2"/>- Quality: Unknown (no evaluation metrics published)</text:p>
      <text:p text:style-name="Standard"/>
      <text:p text:style-name="Standard"><text:s text:c="2"/>WHAT THIS MEANS:</text:p>
      <text:p text:style-name="Standard"><text:s text:c="2"/>- Very low competition - most miners are probably using the default 85.8M model</text:p>
      <text:p text:style-name="Standard"><text:s text:c="2"/>- Most models are probably OLD (90-day decay means old models lose rewards)</text:p>
      <text:p text:style-name="Standard"><text:s text:c="2"/>- You can dominate with a fresh, well-trained model!</text:p>
      <text:p text:style-name="Standard"/>
      <text:p text:style-name="Standard"><text:s text:c="2"/>---</text:p>
      <text:p text:style-name="Standard"><text:s text:c="2"/>🏗️ MINER IMPLEMENTATION REQUIREMENTS</text:p>
      <text:p text:style-name="Standard"/>
      <text:p text:style-name="Standard"><text:s text:c="2"/>From miner.py and Config Files:</text:p>
      <text:p text:style-name="Standard"/>
      <text:p text:style-name="Standard"><text:s text:c="2"/>Your Miner Must:</text:p>
      <text:p text:style-name="Standard"><text:s text:c="2"/>1. Load from HuggingFace repo: natix-network-org/roadwork</text:p>
      <text:p text:style-name="Standard"><text:s text:c="2"/>2. Use ViT architecture (Vision Transformer)</text:p>
      <text:p text:style-name="Standard"><text:s text:c="2"/>3. Provide these files:</text:p>
      <text:p text:style-name="Standard"><text:s text:c="4"/>- config.yaml - model configuration</text:p>
      <text:p text:style-name="Standard"><text:s text:c="4"/>- model.safetensors - trained weights</text:p>
      <text:p text:style-name="Standard"><text:s text:c="2"/>4. Return float prediction [0.0, 1.0]</text:p>
      <text:p text:style-name="Standard"><text:s text:c="2"/>5. Handle 224x224 input images (TARGET_IMAGE_SIZE)</text:p>
      <text:p text:style-name="Standard"/>
      <text:p text:style-name="Standard"><text:s text:c="2"/>Detector Loading (ViT_roadwork.yaml):</text:p>
      <text:p text:style-name="Standard"><text:s text:c="2"/>hf_repo: 'natix-network-org/roadwork'</text:p>
      <text:p text:style-name="Standard"><text:s text:c="2"/>config_name: 'config.yaml'</text:p>
      <text:p text:style-name="Standard"><text:s text:c="2"/>weights: 'model.safetensors'</text:p>
      <text:p text:style-name="Standard"/>
      <text:p text:style-name="Standard"><text:s text:c="2"/>---</text:p>
      <text:p text:style-name="Standard"><text:s text:c="2"/>🎓 OPTIMAL TRAINING STRATEGY</text:p>
      <text:p text:style-name="Standard"/>
      <text:p text:style-name="Standard"><text:s text:c="2"/>Based on Validator Analysis:</text:p>
      <text:p text:style-name="Standard"/>
      <text:p text:style-name="Standard"><text:s text:c="2"/>Dataset Composition (CRITICAL!):</text:p>
      <text:p text:style-name="Standard"><text:s text:c="2"/>Total: ~17,000 samples</text:p>
      <text:p text:style-name="Standard"/>
      <text:p text:style-name="Standard"><text:s text:c="2"/>Sources:</text:p>
      <text:p text:style-name="Standard"><text:s text:c="2"/>✅ NATIX official: 6,251 (matches validator real image cache!)</text:p>
      <text:p text:style-name="Standard"><text:s text:c="2"/>✅ Mapillary construction: ~3,000 (diverse roadwork positives)</text:p>
      <text:p text:style-name="Standard"><text:s text:c="2"/>✅ Mapillary roads: ~8,000 (HARD NEGATIVES - normal roads)</text:p>
      <text:p text:style-name="Standard"/>
      <text:p text:style-name="Standard"><text:s text:c="2"/>Balance: 50/50 roadwork vs no-roadwork</text:p>
      <text:p text:style-name="Standard"/>
      <text:p text:style-name="Standard"><text:soft-page-break/><text:s text:c="2"/>Why This Works:</text:p>
      <text:p text:style-name="Standard"><text:s text:c="2"/>1. NATIX data matches validator cache - ensures your model sees similar images during validation</text:p>
      <text:p text:style-name="Standard"><text:s text:c="2"/>2. Hard negatives prevent false positives - when validators fix label bug, you're ready</text:p>
      <text:p text:style-name="Standard"><text:s text:c="2"/>3. 50/50 balance optimizes MCC - MCC is half your reward!</text:p>
      <text:p text:style-name="Standard"><text:s text:c="2"/>4. Mapillary adds diversity - prevents overfitting to NATIX-specific patterns</text:p>
      <text:p text:style-name="Standard"/>
      <text:p text:style-name="Standard"><text:s text:c="2"/>Training Targets:</text:p>
      <text:p text:style-name="Standard"><text:s text:c="2"/>- Accuracy: 90-92%+ (88% minimum)</text:p>
      <text:p text:style-name="Standard"><text:s text:c="2"/>- MCC: 0.80+ (requires balanced precision/recall)</text:p>
      <text:p text:style-name="Standard"><text:s text:c="2"/>- ECE: &lt;0.10 (good calibration)</text:p>
      <text:p text:style-name="Standard"><text:s text:c="2"/>- Cascade exit: 40-60% at 0.88 threshold (confident predictions)</text:p>
      <text:p text:style-name="Standard"/>
      <text:p text:style-name="Standard"><text:s text:c="2"/>---</text:p>
      <text:p text:style-name="Standard"><text:s text:c="2"/>💎 HOW TO MAXIMIZE REWARDS</text:p>
      <text:p text:style-name="Standard"/>
      <text:p text:style-name="Standard"><text:s text:c="2"/>1. Model Freshness (90-Day Decay):</text:p>
      <text:p text:style-name="Standard"/>
      <text:p text:style-name="Standard"><text:s text:c="2"/># From validator code - models decay after submission</text:p>
      <text:p text:style-name="Standard"><text:s text:c="2"/>age_days = (current_time - model_submission_time) / 86400</text:p>
      <text:p text:style-name="Standard"><text:s text:c="2"/>if age_days &gt; 90:</text:p>
      <text:p text:style-name="Standard"><text:s text:c="6"/>reward_factor = 0.0 <text:s/># Zero rewards!</text:p>
      <text:p text:style-name="Standard"/>
      <text:p text:style-name="Standard"><text:s text:c="2"/>Action: Re-train and re-submit every 60-75 days</text:p>
      <text:p text:style-name="Standard"/>
      <text:p text:style-name="Standard"><text:s text:c="2"/>2. Accuracy Over 88% (Cubic Reward Curve):</text:p>
      <text:p text:style-name="Standard"/>
      <text:p text:style-name="Standard"><text:s text:c="2"/>- 92% accuracy → 0.92^3 = 0.778 (77.8% reward) ⭐</text:p>
      <text:p text:style-name="Standard"><text:s text:c="2"/>- 88% accuracy → 0.88^3 = 0.681 (68.1% reward) ✅</text:p>
      <text:p text:style-name="Standard"><text:s text:c="2"/>- 85% accuracy → 0.85^3 = 0.614 (61.4% reward) ⚠️</text:p>
      <text:p text:style-name="Standard"/>
      <text:p text:style-name="Standard"><text:s text:c="2"/>Action: Focus on 90-92% val accuracy, NOT just training accuracy</text:p>
      <text:p text:style-name="Standard"/>
      <text:p text:style-name="Standard"><text:s text:c="2"/>3. Balanced Metrics (MCC + Accuracy):</text:p>
      <text:p text:style-name="Standard"/>
      <text:p text:style-name="Standard"><text:s text:c="2"/>- Bad: 95% accuracy but all predictions are 0.9-1.0 → low MCC on negatives</text:p>
      <text:p text:style-name="Standard"><text:s text:c="2"/>- Good: 90% accuracy with balanced precision/recall → high MCC</text:p>
      <text:p text:style-name="Standard"/>
      <text:p text:style-name="Standard"><text:s text:c="2"/>Action: Train on balanced dataset, monitor both metrics</text:p>
      <text:p text:style-name="Standard"/>
      <text:p text:style-name="Standard"><text:s text:c="2"/>4. Multiple Miners (You Mentioned This):</text:p>
      <text:p text:style-name="Standard"/>
      <text:p text:style-name="Standard"><text:s text:c="2"/># From organic_task_distributor.py:26</text:p>
      <text:p text:style-name="Standard"><text:s text:c="2"/>miners_per_task = 3 <text:s/># Each organic task goes to 3 miners</text:p>
      <text:p text:style-name="Standard"/>
      <text:p text:style-name="Standard"><text:s text:c="2"/>If you run multiple miners:</text:p>
      <text:p text:style-name="Standard"><text:s text:c="2"/>- Each gets tested independently</text:p>
      <text:p text:style-name="Standard"><text:s text:c="2"/>- Anti-collusion: 60s cooldown, 300s deduplication</text:p>
      <text:p text:style-name="Standard"><text:s text:c="2"/>- More miners = more chances to earn</text:p>
      <text:p text:style-name="Standard"><text:s text:c="2"/>- BUT: All must have high accuracy (&gt;88%) or rewards collapse</text:p>
      <text:p text:style-name="Standard"><text:soft-page-break/></text:p>
      <text:p text:style-name="Standard"><text:s text:c="2"/>---</text:p>
      <text:p text:style-name="Standard"><text:s text:c="2"/>🎯 YOUR COMPETITIVE ADVANTAGE</text:p>
      <text:p text:style-name="Standard"/>
      <text:p text:style-name="Standard"><text:s text:c="2"/>Based on my analysis, you have MASSIVE advantages:</text:p>
      <text:p text:style-name="Standard"/>
      <text:p text:style-name="Standard"><text:s text:c="2"/>1. Low Competition: Only 67 downloads/month on HuggingFace model</text:p>
      <text:p text:style-name="Standard"><text:s text:c="2"/>2. Outdated Models: Most miners probably using old models (90-day decay)</text:p>
      <text:p text:style-name="Standard"><text:s text:c="2"/>3. Label Bug: When validators fix it, unprepared miners will crash</text:p>
      <text:p text:style-name="Standard"><text:s text:c="2"/>4. Your Preparation: Balanced dataset ready to handle both classes</text:p>
      <text:p text:style-name="Standard"/>
      <text:p text:style-name="Standard"><text:s text:c="2"/>Expected Ranking (if you execute this plan):</text:p>
      <text:p text:style-name="Standard"><text:s text:c="2"/>- Current miners: 70-80% accuracy (your current competition)</text:p>
      <text:p text:style-name="Standard"><text:s text:c="2"/>- Your model (after balanced training): 90-92% accuracy</text:p>
      <text:p text:style-name="Standard"><text:s text:c="2"/>- Reward advantage: 0.9^3 / 0.75^3 = 0.729 / 0.422 = 1.7x more rewards</text:p>
      <text:p text:style-name="Standard"/>
      <text:p text:style-name="Standard"><text:s text:c="2"/>---</text:p>
      <text:p text:style-name="Standard"><text:s text:c="2"/>📝 IMMEDIATE ACTION PLAN</text:p>
      <text:p text:style-name="Standard"/>
      <text:p text:style-name="Standard"><text:s text:c="2"/>Phase 1: Dataset Preparation (Today - 2 hours)</text:p>
      <text:p text:style-name="Standard"/>
      <text:p text:style-name="Standard"><text:s text:c="2"/>1. Setup Kaggle API (5 minutes)</text:p>
      <text:p text:style-name="Standard"><text:s text:c="2"/>2. Download Mapillary Vistas (30-60 minutes)</text:p>
      <text:p text:style-name="Standard"><text:s text:c="2"/>3. Run filter_datasets_smart.py (15-30 minutes)</text:p>
      <text:p text:style-name="Standard"/>
      <text:p text:style-name="Standard"><text:s text:c="2"/>Phase 2: Training (Today - 1.5 hours)</text:p>
      <text:p text:style-name="Standard"/>
      <text:p text:style-name="Standard"><text:s text:c="2"/>1. Update hyperparameters in train_stage1_v2.py:</text:p>
      <text:p text:style-name="Standard"><text:s text:c="2"/>lr_head: float = 1e-4 <text:s/># STABLE (not 8e-5!)</text:p>
      <text:p text:style-name="Standard"><text:s text:c="2"/>dropout: float = 0.2 <text:s text:c="2"/># MODERATE (not 0.45!)</text:p>
      <text:p text:style-name="Standard"><text:s text:c="2"/>epochs: int = 15</text:p>
      <text:p text:style-name="Standard"><text:s text:c="2"/>2. Train with balanced dataset</text:p>
      <text:p text:style-name="Standard"><text:s text:c="2"/>3. Monitor: Train/Val gap &lt;5%, ECE &lt;0.10, Exit coverage &gt;40%</text:p>
      <text:p text:style-name="Standard"/>
      <text:p text:style-name="Standard"><text:s text:c="2"/>Phase 3: Validation (Tomorrow - 30 minutes)</text:p>
      <text:p text:style-name="Standard"/>
      <text:p text:style-name="Standard"><text:s text:c="2"/>1. Test on NATIX official val set (2,298 samples)</text:p>
      <text:p text:style-name="Standard"><text:s text:c="2"/>2. Target: 90-92% accuracy, MCC &gt;0.80</text:p>
      <text:p text:style-name="Standard"><text:s text:c="2"/>3. Submit to HuggingFace: natix-network-org/roadwork</text:p>
      <text:p text:style-name="Standard"/>
      <text:p text:style-name="Standard"><text:s text:c="2"/>Phase 4: Deploy (Tomorrow - 1 hour)</text:p>
      <text:p text:style-name="Standard"/>
      <text:p text:style-name="Standard"><text:s text:c="2"/>1. Update miner config to use your model</text:p>
      <text:p text:style-name="Standard"><text:s text:c="2"/>2. Start miner(s)</text:p>
      <text:p text:style-name="Standard"><text:s text:c="2"/>3. Monitor WandB for performance</text:p>
      <text:p text:style-name="Standard"/>
      <text:p text:style-name="Standard"><text:s text:c="2"/>---</text:p>
      <text:p text:style-name="Standard"><text:s text:c="2"/>🔮 FUTURE-PROOFING</text:p>
      <text:p text:style-name="Standard"/>
      <text:p text:style-name="Standard"><text:soft-page-break/><text:s text:c="2"/>When Validators Update:</text:p>
      <text:p text:style-name="Standard"/>
      <text:p text:style-name="Standard"><text:s text:c="2"/>1. Label Bug Fix (coming soon):</text:p>
      <text:p text:style-name="Standard"><text:s text:c="4"/>- Your balanced dataset handles this ✅</text:p>
      <text:p text:style-name="Standard"><text:s text:c="4"/>- Unprepared miners will see rewards drop 50%+</text:p>
      <text:p text:style-name="Standard"><text:s text:c="2"/>2. Winner-Take-All (Issue #180, not coded yet):</text:p>
      <text:p text:style-name="Standard"><text:s text:c="4"/>- You have time to get competitive</text:p>
      <text:p text:style-name="Standard"><text:s text:c="4"/>- Focus on top 90-92% accuracy</text:p>
      <text:p text:style-name="Standard"><text:s text:c="2"/>3. New Task Types (PR #169 infrastructure ready):</text:p>
      <text:p text:style-name="Standard"><text:s text:c="4"/>- Monitor GitHub for "Traffic Signs", "Potholes" additions</text:p>
      <text:p text:style-name="Standard"><text:s text:c="4"/>- Retrain when announced</text:p>
      <text:p text:style-name="Standard"/>
      <text:p text:style-name="Standard"><text:s text:c="2"/>---</text:p>
      <text:p text:style-name="Standard"><text:s text:c="2"/>Summary: Why You'll Win</text:p>
      <text:p text:style-name="Standard"/>
      <text:p text:style-name="Standard"><text:s text:c="2"/>Your Advantages:</text:p>
      <text:p text:style-name="Standard"><text:s text:c="2"/>- ✅ Balanced dataset (50/50) ready for label bug fix</text:p>
      <text:p text:style-name="Standard"><text:s text:c="2"/>- ✅ Hard negatives prevent overfitting</text:p>
      <text:p text:style-name="Standard"><text:s text:c="2"/>- ✅ NATIX data matches validator cache</text:p>
      <text:p text:style-name="Standard"><text:s text:c="2"/>- ✅ Scripts ready for execution</text:p>
      <text:p text:style-name="Standard"><text:s text:c="2"/>- ✅ Low competition (67 downloads/month)</text:p>
      <text:p text:style-name="Standard"><text:s text:c="2"/>- ✅ Understanding of cubic reward curve</text:p>
      <text:p text:style-name="Standard"/>
      <text:p text:style-name="Standard"><text:s text:c="2"/>Expected Outcome:</text:p>
      <text:p text:style-name="Standard"><text:s text:c="2"/>- Week 1: 90-92% accuracy, top 10% of miners</text:p>
      <text:p text:style-name="Standard"><text:s text:c="2"/>- Month 1: Rewards 1.7x higher than average miners</text:p>
      <text:p text:style-name="Standard"><text:s text:c="2"/>- Month 2-3: Continuous rewards until 90-day mark</text:p>
      <text:p text:style-name="Standard"><text:s text:c="2"/>- Day 75: Retrain and resubmit for another 90 days</text:p>
      <text:p text:style-name="Standard"/>
      <text:p text:style-name="Standard"><text:s text:c="2"/>Total Time Investment: ~4-5 hours to go from current state to deployed, competitive miner.</text:p>
      <text:p text:style-name="Standard"/>
      <text:p text:style-name="Standard"><text:s text:c="2"/>---</text:p>
      <text:p text:style-name="Standard"><text:s text:c="2"/>Ready to execute? Start with Kaggle API setup and let me know when you're ready for the next step!</text:p>
      <text:p text:style-name="Standard"/>
      <text:p text:style-name="Standard">&gt; /exit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7T23:22:27.716210477</meta:creation-date>
    <dc:date>2025-12-27T23:22:54.072666551</dc:date>
    <meta:editing-duration>PT27S</meta:editing-duration>
    <meta:editing-cycles>1</meta:editing-cycles>
    <meta:document-statistic meta:table-count="0" meta:image-count="0" meta:object-count="0" meta:page-count="9" meta:paragraph-count="314" meta:word-count="1814" meta:character-count="14092" meta:non-whitespace-character-count="11808"/>
    <meta:generator>LibreOffice/25.2.7.2$Linux_X86_64 LibreOffice_project/520$Build-2</meta:generator>
  </office:meta>
</office:document-meta>
</file>